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egreya" svg:font-family="Alegreya"/>
    <style:font-face style:name="Liberation Mono" svg:font-family="'Liberation Mono'" style:font-family-generic="modern" style:font-pitch="fixed"/>
    <style:font-face style:name="Libertinus Serif:dlig" svg:font-family="'Libertinus Serif:dlig'" style:font-family-generic="roman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le2.E7" style:family="table-cell">
      <style:table-cell-properties fo:background-color="#81d41a" fo:padding="0.097cm" fo:border-left="0.5pt solid #ff0000" fo:border-right="none" fo:border-top="none" fo:border-bottom="0.5pt solid #ff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606*"/>
    </style:style>
    <style:style style:name="Table3.D" style:family="table-column">
      <style:table-column-properties style:column-width="2.835cm" style:rel-column-width="1607*"/>
    </style:style>
    <style:style style:name="Table3.E" style:family="table-column">
      <style:table-column-properties style:column-width="3.06cm" style:rel-column-width="1735*"/>
    </style:style>
    <style:style style:name="Table3.F" style:family="table-column">
      <style:table-column-properties style:column-width="2.607cm" style:rel-column-width="147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none"/>
    </style:style>
    <style:style style:name="Table3.A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Noto Sans Mono"/>
    </style:style>
    <style:style style:name="P2" style:family="paragraph" style:parent-style-name="Table_20_Contents">
      <style:text-properties style:font-name="Noto Sans Mono" officeooo:paragraph-rsid="00136f2f"/>
    </style:style>
    <style:style style:name="P3" style:family="paragraph" style:parent-style-name="Table_20_Contents">
      <style:text-properties style:font-name="Noto Sans Mono" officeooo:rsid="00136f2f" officeooo:paragraph-rsid="00136f2f"/>
    </style:style>
    <style:style style:name="P4" style:family="paragraph" style:parent-style-name="Table_20_Contents">
      <style:text-properties style:font-name="Noto Sans Mono" officeooo:rsid="00137df4" officeooo:paragraph-rsid="00137df4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text-properties style:font-name="Noto Sans Mono" officeooo:paragraph-rsid="00137df4"/>
    </style:style>
    <style:style style:name="P7" style:family="paragraph" style:parent-style-name="Table_20_Contents">
      <style:text-properties style:font-name="Noto Sans Mono" officeooo:rsid="00136f2f" officeooo:paragraph-rsid="00137df4"/>
    </style:style>
    <style:style style:name="P8" style:family="paragraph" style:parent-style-name="Standard">
      <style:text-properties officeooo:paragraph-rsid="00137df4"/>
    </style:style>
    <style:style style:name="P9" style:family="paragraph" style:parent-style-name="Table_20_Contents">
      <style:text-properties style:font-name="Noto Sans Mono" officeooo:rsid="00136f2f" officeooo:paragraph-rsid="0014f5c5"/>
    </style:style>
    <style:style style:name="P10" style:family="paragraph" style:parent-style-name="Table_20_Contents">
      <style:text-properties style:font-name="Noto Sans Mono" officeooo:rsid="00164380" officeooo:paragraph-rsid="00164380"/>
    </style:style>
    <style:style style:name="P11" style:family="paragraph" style:parent-style-name="Table_20_Contents">
      <style:text-properties style:font-name="Noto Sans Mono" officeooo:rsid="0014f5c5" officeooo:paragraph-rsid="0014f5c5"/>
    </style:style>
    <style:style style:name="P12" style:family="paragraph" style:parent-style-name="Table_20_Contents">
      <style:text-properties style:font-name="Noto Sans Mono" officeooo:rsid="0014f5c5" officeooo:paragraph-rsid="0015cd79"/>
    </style:style>
    <style:style style:name="P13" style:family="paragraph" style:parent-style-name="Table_20_Contents">
      <style:text-properties style:font-name="Noto Sans Mono" officeooo:rsid="0015cd79" officeooo:paragraph-rsid="0015cd79"/>
    </style:style>
    <style:style style:name="P14" style:family="paragraph" style:parent-style-name="Table_20_Contents">
      <style:text-properties fo:color="#81d41a" loext:opacity="100%" style:font-name="Noto Sans Mono" officeooo:rsid="0015cd79" officeooo:paragraph-rsid="0015cd79"/>
    </style:style>
    <style:style style:name="P15" style:family="paragraph" style:parent-style-name="Table_20_Contents">
      <style:text-properties fo:color="#ff0000" loext:opacity="100%" style:font-name="Noto Sans Mono" officeooo:rsid="0015cd79" officeooo:paragraph-rsid="0015cd79"/>
    </style:style>
    <style:style style:name="P16" style:family="paragraph" style:parent-style-name="Table_20_Contents">
      <style:text-properties fo:color="#000000" loext:opacity="100%" style:font-name="Noto Sans Mono" officeooo:rsid="0015cd79" officeooo:paragraph-rsid="0015cd79"/>
    </style:style>
    <style:style style:name="P17" style:family="paragraph" style:parent-style-name="Table_20_Contents">
      <style:text-properties style:font-name="Noto Sans Mono" officeooo:paragraph-rsid="001b60e0"/>
    </style:style>
    <style:style style:name="P18" style:family="paragraph" style:parent-style-name="Table_20_Contents">
      <style:text-properties style:font-name="Noto Sans Mono" officeooo:rsid="001b60e0" officeooo:paragraph-rsid="001b60e0"/>
    </style:style>
    <style:style style:name="P19" style:family="paragraph" style:parent-style-name="Table_20_Contents">
      <style:text-properties fo:color="#ff0000" loext:opacity="100%" style:font-name="Noto Sans Mono" officeooo:rsid="001b60e0" officeooo:paragraph-rsid="001b60e0"/>
    </style:style>
    <style:style style:name="P20" style:family="paragraph" style:parent-style-name="Table_20_Contents">
      <style:text-properties style:font-name="Noto Sans Mono" officeooo:paragraph-rsid="00164380"/>
    </style:style>
    <style:style style:name="P21" style:family="paragraph" style:parent-style-name="Table_20_Contents">
      <style:text-properties style:font-name="Noto Sans Mono" officeooo:rsid="001827ba" officeooo:paragraph-rsid="001827ba"/>
    </style:style>
    <style:style style:name="P22" style:family="paragraph" style:parent-style-name="Table_20_Contents">
      <style:text-properties style:font-name="Noto Sans Mono" officeooo:paragraph-rsid="001827ba"/>
    </style:style>
    <style:style style:name="P23" style:family="paragraph" style:parent-style-name="Table_20_Contents">
      <style:text-properties fo:color="#81d41a" loext:opacity="100%" style:font-name="Noto Sans Mono" officeooo:rsid="001827ba" officeooo:paragraph-rsid="001827ba"/>
    </style:style>
    <style:style style:name="P24" style:family="paragraph" style:parent-style-name="Table_20_Contents">
      <style:text-properties style:font-name="Noto Sans Mono" officeooo:paragraph-rsid="001ae1f9"/>
    </style:style>
    <style:style style:name="P25" style:family="paragraph" style:parent-style-name="Table_20_Contents">
      <style:text-properties fo:color="#81d41a" loext:opacity="100%" style:font-name="Noto Sans Mono" officeooo:rsid="001ae1f9" officeooo:paragraph-rsid="001ae1f9"/>
    </style:style>
    <style:style style:name="P26" style:family="paragraph" style:parent-style-name="Table_20_Contents">
      <style:text-properties fo:color="#000000" loext:opacity="100%" style:font-name="Noto Sans Mono" officeooo:rsid="001ae1f9" officeooo:paragraph-rsid="001ae1f9"/>
    </style:style>
    <style:style style:name="P27" style:family="paragraph" style:parent-style-name="Table_20_Contents">
      <style:text-properties fo:color="#000000" loext:opacity="100%" style:font-name="Noto Sans Mono" officeooo:rsid="001ae1f9" officeooo:paragraph-rsid="001ae3e2"/>
    </style:style>
    <style:style style:name="P28" style:family="paragraph" style:parent-style-name="Standard">
      <style:text-properties officeooo:paragraph-rsid="0014f5c5"/>
    </style:style>
    <style:style style:name="P29" style:family="paragraph" style:parent-style-name="Preformatted_20_Text">
      <style:text-properties officeooo:paragraph-rsid="0014f5c5"/>
    </style:style>
    <style:style style:name="P30" style:family="paragraph" style:parent-style-name="Preformatted_20_Text">
      <style:text-properties officeooo:paragraph-rsid="001a10bb"/>
    </style:style>
    <style:style style:name="T1" style:family="text">
      <style:text-properties officeooo:rsid="00136f2f"/>
    </style:style>
    <style:style style:name="T2" style:family="text">
      <style:text-properties officeooo:rsid="001a10bb"/>
    </style:style>
    <style:style style:name="T3" style:family="text">
      <style:text-properties officeooo:rsid="00164380"/>
    </style:style>
    <style:style style:name="T4" style:family="text">
      <style:text-properties officeooo:rsid="00137df4"/>
    </style:style>
    <style:style style:name="T5" style:family="text">
      <style:text-properties officeooo:rsid="0014f5c5"/>
    </style:style>
    <style:style style:name="T6" style:family="text">
      <style:text-properties fo:color="#81d41a" loext:opacity="100%"/>
    </style:style>
    <style:style style:name="T7" style:family="text">
      <style:text-properties fo:color="#ff0000" loext:opacity="100%"/>
    </style:style>
    <style:style style:name="T8" style:family="text">
      <style:text-properties officeooo:rsid="001b60e0"/>
    </style:style>
    <style:style style:name="T9" style:family="text">
      <style:text-properties fo:color="#ff0000" loext:opacity="100%" officeooo:rsid="001b60e0"/>
    </style:style>
    <style:style style:name="T10" style:family="text">
      <style:text-properties fo:color="#000000" loext:opacity="100%"/>
    </style:style>
    <style:style style:name="T11" style:family="text">
      <style:text-properties fo:color="#ff0000" loext:opacity="100%" officeooo:rsid="00164380"/>
    </style:style>
    <style:style style:name="T12" style:family="text">
      <style:text-properties fo:color="#81d41a" loext:opacity="100%" officeooo:rsid="001827ba"/>
    </style:style>
    <style:style style:name="T13" style:family="text">
      <style:text-properties fo:color="#2a6099" loext:opacity="100%"/>
    </style:style>
    <style:style style:name="T14" style:family="text">
      <style:text-properties fo:color="#81d41a" loext:opacity="100%" officeooo:rsid="001ae1f9"/>
    </style:style>
    <style:style style:name="T15" style:family="text">
      <style:text-properties fo:color="#000000" loext:opacity="100%" officeooo:rsid="001a10bb"/>
    </style:style>
    <style:style style:name="T16" style:family="text">
      <style:text-properties fo:color="#000000" loext:opacity="100%" officeooo:rsid="001ae1f9"/>
    </style:style>
    <style:style style:name="T17" style:family="text">
      <style:text-properties fo:color="#ff4000" loext:opacity="100%" officeooo:rsid="001ae1f9"/>
    </style:style>
    <style:style style:name="T18" style:family="text">
      <style:text-properties fo:color="#ff0000" loext:opacity="100%" officeooo:rsid="001ae1f9"/>
    </style:style>
    <style:style style:name="T19" style:family="text">
      <style:text-properties fo:color="#ff4000" loext:opacity="100%"/>
    </style:style>
    <style:style style:name="T20" style:family="text">
      <style:text-properties fo:color="#ff860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###</text:p>
            <text:p text:style-name="P1">##.</text:p>
            <text:p text:style-name="P1">##.</text:p>
          </table:table-cell>
          <table:table-cell table:style-name="Table1.A1" office:value-type="string">
            <text:p text:style-name="P1">###</text:p>
            <text:p text:style-name="P1">##.</text:p>
            <text:p text:style-name="P1">.##</text:p>
          </table:table-cell>
          <table:table-cell table:style-name="Table1.A1" office:value-type="string">
            <text:p text:style-name="P1">.##</text:p>
            <text:p text:style-name="P1">###</text:p>
            <text:p text:style-name="P1">##.</text:p>
          </table:table-cell>
          <table:table-cell table:style-name="Table1.A1" office:value-type="string">
            <text:p text:style-name="P1">##.</text:p>
            <text:p text:style-name="P1">###</text:p>
            <text:p text:style-name="P1">##.</text:p>
          </table:table-cell>
          <table:table-cell table:style-name="Table1.A1" office:value-type="string">
            <text:p text:style-name="P1">###</text:p>
            <text:p text:style-name="P1">#..</text:p>
            <text:p text:style-name="P1">###</text:p>
          </table:table-cell>
          <table:table-cell table:style-name="Table1.G1" office:value-type="string">
            <text:p text:style-name="P1">###</text:p>
            <text:p text:style-name="P1">.#.</text:p>
            <text:p text:style-name="P1">###</text:p>
          </table:table-cell>
        </table:table-row>
        <table:table-row>
          <table:table-cell table:style-name="Table1.A2" office:value-type="string">
            <text:p text:style-name="P1">###</text:p>
            <text:p text:style-name="P1">##.</text:p>
            <text:p text:style-name="P1">##.</text:p>
          </table:table-cell>
          <table:table-cell table:style-name="Table1.A2" office:value-type="string">
            <text:p text:style-name="P2">###<text:span text:style-name="T1">##</text:span></text:p>
            <text:p text:style-name="P2">##.<text:span text:style-name="T1">##</text:span></text:p>
            <text:p text:style-name="P2">##<text:span text:style-name="T1">###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###</text:p>
            <text:p text:style-name="P1">##.</text:p>
            <text:p text:style-name="P1">.##</text:p>
          </table:table-cell>
          <table:table-cell table:style-name="Table1.A2" office:value-type="string">
            <text:p text:style-name="P3">#####</text:p>
            <text:p text:style-name="P3">####.</text:p>
            <text:p text:style-name="P3">#####</text:p>
          </table:table-cell>
          <table:table-cell table:style-name="Table1.A2" office:value-type="string">
            <text:p text:style-name="P2">###<text:span text:style-name="T1">#.#</text:span></text:p>
            <text:p text:style-name="P2">##.<text:span text:style-name="T1">##.</text:span></text:p>
            <text:p text:style-name="P2">.##<text:span text:style-name="T1">###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.##</text:p>
            <text:p text:style-name="P1">###</text:p>
            <text:p text:style-name="P1">##.</text:p>
          </table:table-cell>
          <table:table-cell table:style-name="Table1.A2" office:value-type="string">
            <text:p text:style-name="P3">#####</text:p>
            <text:p text:style-name="P3">#####</text:p>
            <text:p text:style-name="P3">####.</text:p>
          </table:table-cell>
          <table:table-cell table:style-name="Table1.A2" office:value-type="string">
            <text:p text:style-name="P3">###.##</text:p>
            <text:p text:style-name="P3">##.###</text:p>
            <text:p text:style-name="P3">##..##</text:p>
          </table:table-cell>
          <table:table-cell table:style-name="Table1.A2" office:value-type="string">
            <text:p text:style-name="P2">.##<text:span text:style-name="T1">##.</text:span></text:p>
            <text:p text:style-name="P2">###<text:span text:style-name="T1">###</text:span></text:p>
            <text:p text:style-name="P2">##..<text:span text:style-name="T1">##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##.</text:p>
            <text:p text:style-name="P1">###</text:p>
            <text:p text:style-name="P1">##.</text:p>
          </table:table-cell>
          <table:table-cell table:style-name="Table1.A2" office:value-type="string">
            <text:p text:style-name="P3">#####</text:p>
            <text:p text:style-name="P3">#####</text:p>
            <text:p text:style-name="P3">##.##</text:p>
          </table:table-cell>
          <table:table-cell table:style-name="Table1.A2" office:value-type="string">
            <text:p text:style-name="P3">#####</text:p>
            <text:p text:style-name="P3">#####</text:p>
            <text:p text:style-name="P3">.####</text:p>
          </table:table-cell>
          <table:table-cell table:style-name="Table1.A2" office:value-type="string">
            <text:p text:style-name="P2">.##<text:span text:style-name="T1">##.</text:span></text:p>
            <text:p text:style-name="P2">###<text:span text:style-name="T1">###</text:span></text:p>
            <text:p text:style-name="P2">##.<text:span text:style-name="T1">##.</text:span></text:p>
          </table:table-cell>
          <table:table-cell table:style-name="Table1.A2" office:value-type="string">
            <text:p text:style-name="P2">##..<text:span text:style-name="T1">##</text:span></text:p>
            <text:p text:style-name="P2">###<text:span text:style-name="T1">###</text:span></text:p>
            <text:p text:style-name="P2">##..<text:span text:style-name="T1">##</text:span>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###</text:p>
            <text:p text:style-name="P1">#..</text:p>
            <text:p text:style-name="P1">###</text:p>
          </table:table-cell>
          <table:table-cell table:style-name="Table1.A2" office:value-type="string">
            <text:p text:style-name="P3">######</text:p>
            <text:p text:style-name="P3">####.#</text:p>
            <text:p text:style-name="P3">..##.#</text:p>
          </table:table-cell>
          <table:table-cell table:style-name="Table1.A2" office:value-type="string">
            <text:p text:style-name="P3">######</text:p>
            <text:p text:style-name="P3">##.#..</text:p>
            <text:p text:style-name="P3">.#####</text:p>
          </table:table-cell>
          <table:table-cell table:style-name="Table1.A2" office:value-type="string">
            <text:p text:style-name="P1">.<text:span text:style-name="T1">#####</text:span></text:p>
            <text:p text:style-name="P3">####..</text:p>
            <text:p text:style-name="P3">##.###</text:p>
          </table:table-cell>
          <table:table-cell table:style-name="Table1.A2" office:value-type="string">
            <text:p text:style-name="P4">#####</text:p>
            <text:p text:style-name="P4">#.###</text:p>
            <text:p text:style-name="P4">#####</text:p>
          </table:table-cell>
          <table:table-cell table:style-name="Table1.A2" office:value-type="string">
            <text:p text:style-name="P2"><text:span text:style-name="T1">#.#</text:span>#.#</text:p>
            <text:p text:style-name="P2"><text:span text:style-name="T1">#</text:span>.<text:span text:style-name="T1">#</text:span>#.<text:span text:style-name="T1">#</text:span></text:p>
            <text:p text:style-name="P2"><text:span text:style-name="T1">###</text:span>###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###</text:p>
            <text:p text:style-name="P1">.#.</text:p>
            <text:p text:style-name="P1">###</text:p>
          </table:table-cell>
          <table:table-cell table:style-name="Table1.A2" office:value-type="string">
            <text:p text:style-name="P3">######</text:p>
            <text:p text:style-name="P3">##..#.</text:p>
            <text:p text:style-name="P3">##.###</text:p>
          </table:table-cell>
          <table:table-cell table:style-name="Table1.A2" office:value-type="string">
            <text:p text:style-name="P3">######</text:p>
            <text:p text:style-name="P3">.#.##.</text:p>
            <text:p text:style-name="P3">###.##</text:p>
          </table:table-cell>
          <table:table-cell table:style-name="Table1.A2" office:value-type="string">
            <text:p text:style-name="P3">###.##</text:p>
            <text:p text:style-name="P3">.#.###</text:p>
            <text:p text:style-name="P3">#####.</text:p>
          </table:table-cell>
          <table:table-cell table:style-name="Table1.A2" office:value-type="string">
            <text:p text:style-name="P4">#####</text:p>
            <text:p text:style-name="P4">####.</text:p>
            <text:p text:style-name="P4">#####</text:p>
          </table:table-cell>
          <table:table-cell table:style-name="Table1.A2" office:value-type="string">
            <text:p text:style-name="P4">######</text:p>
            <text:p text:style-name="P4">.#.#..</text:p>
            <text:p text:style-name="P4">######</text:p>
          </table:table-cell>
          <table:table-cell table:style-name="Table1.G2" office:value-type="string">
            <text:p text:style-name="P2">###<text:span text:style-name="T1">###</text:span></text:p>
            <text:p text:style-name="P2">.#..<text:span text:style-name="T1">#.</text:span></text:p>
            <text:p text:style-name="P2">###<text:span text:style-name="T1">###</text:span></text:p>
          </table:table-cell>
        </table:table-row>
      </table:table>
      <text:p text:style-name="Standard"/>
      <text:p text:style-name="P5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###</text:p>
            <text:p text:style-name="P6">##.</text:p>
            <text:p text:style-name="P6">##.</text:p>
          </table:table-cell>
          <table:table-cell table:style-name="Table2.A1" office:value-type="string">
            <text:p text:style-name="P6">###</text:p>
            <text:p text:style-name="P6">##.</text:p>
            <text:p text:style-name="P6">.##</text:p>
          </table:table-cell>
          <table:table-cell table:style-name="Table2.A1" office:value-type="string">
            <text:p text:style-name="P6">.##</text:p>
            <text:p text:style-name="P6">###</text:p>
            <text:p text:style-name="P6">##.</text:p>
          </table:table-cell>
          <table:table-cell table:style-name="Table2.A1" office:value-type="string">
            <text:p text:style-name="P6">##.</text:p>
            <text:p text:style-name="P6">###</text:p>
            <text:p text:style-name="P6">##.</text:p>
          </table:table-cell>
          <table:table-cell table:style-name="Table2.A1" office:value-type="string">
            <text:p text:style-name="P6">###</text:p>
            <text:p text:style-name="P6">#..</text:p>
            <text:p text:style-name="P6">###</text:p>
          </table:table-cell>
          <table:table-cell table:style-name="Table2.G1" office:value-type="string">
            <text:p text:style-name="P6">###</text:p>
            <text:p text:style-name="P6">.#.</text:p>
            <text:p text:style-name="P6">###</text:p>
          </table:table-cell>
        </table:table-row>
        <table:table-row>
          <table:table-cell table:style-name="Table2.A2" office:value-type="string">
            <text:p text:style-name="P6">###</text:p>
            <text:p text:style-name="P6">##.</text:p>
            <text:p text:style-name="P6">##.</text:p>
          </table:table-cell>
          <table:table-cell table:style-name="Table2.A2" office:value-type="string">
            <text:p text:style-name="P6">###<text:span text:style-name="T1">##</text:span></text:p>
            <text:p text:style-name="P6">##.<text:span text:style-name="T1">##</text:span></text:p>
            <text:p text:style-name="P6">##<text:span text:style-name="T1">###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###</text:p>
            <text:p text:style-name="P6">##.</text:p>
            <text:p text:style-name="P6">.##</text:p>
          </table:table-cell>
          <table:table-cell table:style-name="Table2.B3" office:value-type="string">
            <text:p text:style-name="P7">#####</text:p>
            <text:p text:style-name="P7">####.</text:p>
            <text:p text:style-name="P7">#####</text:p>
          </table:table-cell>
          <table:table-cell table:style-name="Table2.A2" office:value-type="string">
            <text:p text:style-name="P6"><text:span text:style-name="T2">###</text:span>###</text:p>
            <text:p text:style-name="P6">.<text:span text:style-name="T2">##</text:span>##.</text:p>
            <text:p text:style-name="P6"><text:span text:style-name="T2">##.</text:span>.##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.##</text:p>
            <text:p text:style-name="P6">###</text:p>
            <text:p text:style-name="P6">##.</text:p>
          </table:table-cell>
          <table:table-cell table:style-name="Table2.B3" office:value-type="string">
            <text:p text:style-name="P7">#####</text:p>
            <text:p text:style-name="P7">#####</text:p>
            <text:p text:style-name="P7">####.</text:p>
          </table:table-cell>
          <table:table-cell table:style-name="Table2.A2" office:value-type="string">
            <text:p text:style-name="P7">###.##</text:p>
            <text:p text:style-name="P7">##.###</text:p>
            <text:p text:style-name="P7">##..##</text:p>
          </table:table-cell>
          <table:table-cell table:style-name="Table2.A2" office:value-type="string">
            <text:p text:style-name="P6">.##<text:span text:style-name="T1">##.</text:span></text:p>
            <text:p text:style-name="P6">###<text:span text:style-name="T1">###</text:span></text:p>
            <text:p text:style-name="P6">##..<text:span text:style-name="T1">##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##.</text:p>
            <text:p text:style-name="P6">###</text:p>
            <text:p text:style-name="P6">##.</text:p>
          </table:table-cell>
          <table:table-cell table:style-name="Table2.B3" office:value-type="string">
            <text:p text:style-name="P7">####.</text:p>
            <text:p text:style-name="P7">#####</text:p>
            <text:p text:style-name="P7">##<text:span text:style-name="T3">#</text:span>##</text:p>
          </table:table-cell>
          <table:table-cell table:style-name="Table2.B3" office:value-type="string">
            <text:p text:style-name="P7">#####</text:p>
            <text:p text:style-name="P7">#####</text:p>
            <text:p text:style-name="P7">.####</text:p>
          </table:table-cell>
          <table:table-cell table:style-name="Table2.A2" office:value-type="string">
            <text:p text:style-name="P6">.##<text:span text:style-name="T1">##.</text:span></text:p>
            <text:p text:style-name="P6">###<text:span text:style-name="T1">###</text:span></text:p>
            <text:p text:style-name="P6">##.<text:span text:style-name="T1">##.</text:span></text:p>
          </table:table-cell>
          <table:table-cell table:style-name="Table2.A2" office:value-type="string">
            <text:p text:style-name="P6">.<text:span text:style-name="T1">##</text:span><text:span text:style-name="T4">##.</text:span></text:p>
            <text:p text:style-name="P6">###<text:span text:style-name="T1">###</text:span></text:p>
            <text:p text:style-name="P6">.##<text:span text:style-name="T1">##.</text:span>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###</text:p>
            <text:p text:style-name="P6">#..</text:p>
            <text:p text:style-name="P6">###</text:p>
          </table:table-cell>
          <table:table-cell table:style-name="Table2.A2" office:value-type="string">
            <text:p text:style-name="P7">######</text:p>
            <text:p text:style-name="P7">####.#</text:p>
            <text:p text:style-name="P7">..##.#</text:p>
          </table:table-cell>
          <table:table-cell table:style-name="Table2.A2" office:value-type="string">
            <text:p text:style-name="P7">######</text:p>
            <text:p text:style-name="P7">##.#..</text:p>
            <text:p text:style-name="P7">.#####</text:p>
          </table:table-cell>
          <table:table-cell table:style-name="Table2.A2" office:value-type="string">
            <text:p text:style-name="P6">.<text:span text:style-name="T1">#####</text:span></text:p>
            <text:p text:style-name="P7">####..</text:p>
            <text:p text:style-name="P7">##.###</text:p>
          </table:table-cell>
          <table:table-cell table:style-name="Table2.A2" office:value-type="string">
            <text:p text:style-name="P4">#####</text:p>
            <text:p text:style-name="P4">#.###</text:p>
            <text:p text:style-name="P4">#####</text:p>
          </table:table-cell>
          <table:table-cell table:style-name="Table2.A2" office:value-type="string">
            <text:p text:style-name="P4">.###</text:p>
            <text:p text:style-name="P6"><text:span text:style-name="T1">#</text:span><text:span text:style-name="T4">#</text:span><text:span text:style-name="T1">#</text:span>#</text:p>
            <text:p text:style-name="P6"><text:span text:style-name="T1">#</text:span><text:span text:style-name="T4">#</text:span><text:span text:style-name="T1">#</text:span>#</text:p>
            <text:p text:style-name="P7">###.</text:p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###</text:p>
            <text:p text:style-name="P6">.#.</text:p>
            <text:p text:style-name="P6">###</text:p>
          </table:table-cell>
          <table:table-cell table:style-name="Table2.A2" office:value-type="string">
            <text:p text:style-name="P7">######</text:p>
            <text:p text:style-name="P7">##..#.</text:p>
            <text:p text:style-name="P7">##.###</text:p>
          </table:table-cell>
          <table:table-cell table:style-name="Table2.A2" office:value-type="string">
            <text:p text:style-name="P7">######</text:p>
            <text:p text:style-name="P7">.#.##.</text:p>
            <text:p text:style-name="P7">###.##</text:p>
          </table:table-cell>
          <table:table-cell table:style-name="Table2.A2" office:value-type="string">
            <text:p text:style-name="P7">###.##</text:p>
            <text:p text:style-name="P7">.#.###</text:p>
            <text:p text:style-name="P7">#####.</text:p>
          </table:table-cell>
          <table:table-cell table:style-name="Table2.E7" office:value-type="string">
            <text:p text:style-name="P4">#####</text:p>
            <text:p text:style-name="P4">####.</text:p>
            <text:p text:style-name="P4">#####</text:p>
          </table:table-cell>
          <table:table-cell table:style-name="Table2.A2" office:value-type="string">
            <text:p text:style-name="P4">######</text:p>
            <text:p text:style-name="P4">.#.#..</text:p>
            <text:p text:style-name="P4">######</text:p>
          </table:table-cell>
          <table:table-cell table:style-name="Table2.G2" office:value-type="string">
            <text:p text:style-name="P6">###..</text:p>
            <text:p text:style-name="P6">.#<text:span text:style-name="T4">###</text:span></text:p>
            <text:p text:style-name="P6">###<text:span text:style-name="T4">#.</text:span></text:p>
            <text:p text:style-name="P6">..<text:span text:style-name="T4">###</text:span></text:p>
          </table:table-cell>
        </table:table-row>
      </table:table>
      <text:p text:style-name="P8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#####<text:span text:style-name="T5">##</text:span></text:p>
            <text:p text:style-name="P9">####<text:span text:style-name="T5">###</text:span></text:p>
            <text:p text:style-name="P9">#####<text:span text:style-name="T5">##</text:span></text:p>
            <text:p text:style-name="P10">3x7</text:p>
          </table:table-cell>
          <table:table-cell table:style-name="Table3.A1" office:value-type="string">
            <text:p text:style-name="P11">0 + 1 + 3</text:p>
          </table:table-cell>
          <table:table-cell table:style-name="Table3.A1" office:value-type="string">
            <text:p text:style-name="P11">3 + 5 + 3</text:p>
          </table:table-cell>
          <table:table-cell table:style-name="Table3.A1" office:value-type="string">
            <text:p text:style-name="P12"><text:span text:style-name="T2">0</text:span> + <text:span text:style-name="T2">0</text:span> + 2</text:p>
          </table:table-cell>
          <table:table-cell table:style-name="Table3.A1" office:value-type="string">
            <text:p text:style-name="P10">0 + 3 + 0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3">######</text:p>
            <text:p text:style-name="P13">######</text:p>
            <text:p text:style-name="P13"><text:span text:style-name="T6">##</text:span>##<text:span text:style-name="T6">##</text:span></text:p>
            <text:p text:style-name="P14">######</text:p>
            <text:p text:style-name="P13"><text:span text:style-name="T7">#</text:span><text:span text:style-name="T6">####</text:span><text:span text:style-name="T7">#</text:span></text:p>
            <text:p text:style-name="P15">######</text:p>
            <text:p text:style-name="P15">######</text:p>
            <text:p text:style-name="P16">6x7</text:p>
          </table:table-cell>
          <table:table-cell table:style-name="Table3.A2" office:value-type="string">
            <text:p text:style-name="P13">4x0 + 2x2</text:p>
          </table:table-cell>
          <table:table-cell table:style-name="Table3.A2" office:value-type="string">
            <text:p text:style-name="P10">4x0 + 2x3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7"><text:span text:style-name="T7">###</text:span><text:span text:style-name="T8">####</text:span><text:span text:style-name="T9">###</text:span></text:p>
            <text:p text:style-name="P17"><text:span text:style-name="T7">##</text:span><text:span text:style-name="T8">######</text:span><text:span text:style-name="T9">##</text:span></text:p>
            <text:p text:style-name="P17"><text:span text:style-name="T8">#</text:span><text:span text:style-name="T7">##</text:span><text:span text:style-name="T8">####</text:span><text:span text:style-name="T9">##</text:span><text:span text:style-name="T8">#</text:span></text:p>
            <text:p text:style-name="P18">###.<text:span text:style-name="T6">###</text:span>###</text:p>
            <text:p text:style-name="P18">###<text:span text:style-name="T6">####</text:span>###</text:p>
            <text:p text:style-name="P18">###<text:span text:style-name="T6">####</text:span><text:span text:style-name="T10">###</text:span></text:p>
            <text:p text:style-name="P18">###<text:span text:style-name="T6">###.</text:span><text:span text:style-name="T10">###</text:span></text:p>
            <text:p text:style-name="P17">#<text:span text:style-name="T7">##</text:span>####<text:span text:style-name="T7">##</text:span>#</text:p>
            <text:p text:style-name="P17"><text:span text:style-name="T7">##</text:span><text:span text:style-name="T8">######</text:span><text:span text:style-name="T9">##</text:span></text:p>
            <text:p text:style-name="P17"><text:span text:style-name="T7">###</text:span>####<text:span text:style-name="T7">###</text:span></text:p>
            <text:p text:style-name="P19">10x10</text:p>
          </table:table-cell>
          <table:table-cell table:style-name="Table3.A2" office:value-type="string">
            <text:p text:style-name="P18">4x0 4x1 4x3 2x4</text:p>
          </table:table-cell>
        </table:table-row>
        <table:table-row>
          <table:table-cell table:style-name="Table3.A2" office:value-type="string">
            <text:p text:style-name="P20"><text:span text:style-name="T11">##</text:span>...<text:span text:style-name="T11">##</text:span></text:p>
            <text:p text:style-name="P20"><text:soft-page-break/><text:span text:style-name="T11">##</text:span>###<text:span text:style-name="T11">##</text:span></text:p>
            <text:p text:style-name="P20"><text:span text:style-name="T11">###</text:span>#<text:span text:style-name="T11">###</text:span></text:p>
            <text:p text:style-name="P20">..###..</text:p>
          </table:table-cell>
          <table:table-cell table:style-name="Table3.A2" office:value-type="string">
            <text:p text:style-name="P10">2x0 + 5</text:p>
          </table:table-cell>
          <table:table-cell table:style-name="Table3.A2" office:value-type="string">
            <text:p text:style-name="P21">3x3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2"><text:span text:style-name="T11">##</text:span>...<text:span text:style-name="T11">##</text:span></text:p>
            <text:p text:style-name="P22"><text:span text:style-name="T11">##</text:span>###<text:span text:style-name="T11">##</text:span></text:p>
            <text:p text:style-name="P22"><text:span text:style-name="T11">###</text:span>#<text:span text:style-name="T11">###</text:span></text:p>
            <text:p text:style-name="P22"><text:span text:style-name="T12">##</text:span>###<text:span text:style-name="T12">##</text:span></text:p>
            <text:p text:style-name="P23">###<text:span text:style-name="T13">#</text:span>###</text:p>
            <text:p text:style-name="P23">##<text:span text:style-name="T13">###</text:span>##</text:p>
            <text:p text:style-name="P23"><text:span text:style-name="T10">..</text:span><text:span text:style-name="T13">###</text:span><text:span text:style-name="T10">..</text:span>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9"/>
          </table:table-cell>
        </table:table-row>
        <table:table-row>
          <table:table-cell table:style-name="Table3.A5" table:number-columns-spanned="6" office:value-type="string">
            <text:p text:style-name="P24"><text:span text:style-name="T14">##</text:span><text:span text:style-name="T2">###</text:span>###<text:span text:style-name="T14">####</text:span><text:span text:style-name="T15">###</text:span><text:span text:style-name="T16">###</text:span><text:span text:style-name="T14">##</text:span></text:p>
            <text:p text:style-name="P24"><text:span text:style-name="T14">###</text:span><text:span text:style-name="T2">##</text:span>##<text:span text:style-name="T14">######</text:span><text:span text:style-name="T15">##</text:span><text:span text:style-name="T16">##</text:span><text:span text:style-name="T14">###</text:span></text:p>
            <text:p text:style-name="P24"><text:span text:style-name="T14">##</text:span><text:span text:style-name="T2">##</text:span><text:span text:style-name="T17">#</text:span><text:span text:style-name="T18">#</text:span>##<text:span text:style-name="T14">####</text:span><text:span text:style-name="T15">##</text:span><text:span text:style-name="T17">#</text:span><text:span text:style-name="T18">#</text:span><text:span text:style-name="T16">##</text:span><text:span text:style-name="T14">##</text:span></text:p>
            <text:p text:style-name="P25"><text:span text:style-name="T10">##</text:span><text:span text:style-name="T19">######</text:span><text:span text:style-name="T10">####</text:span><text:span text:style-name="T19">######</text:span><text:span text:style-name="T10">##</text:span></text:p>
            <text:p text:style-name="P25"><text:span text:style-name="T10">##</text:span><text:span text:style-name="T19">######</text:span><text:span text:style-name="T10">####</text:span><text:span text:style-name="T19">######</text:span><text:span text:style-name="T10">##</text:span></text:p>
            <text:p text:style-name="P26">###<text:span text:style-name="T20">####</text:span>######<text:span text:style-name="T20">####</text:span>###</text:p>
            <text:p text:style-name="P27">..<text:span text:style-name="T20">######</text:span><text:span text:style-name="T7">####</text:span><text:span text:style-name="T20">######</text:span><text:span text:style-name="T7">####</text:span></text:p>
            <text:p text:style-name="P27">...<text:span text:style-name="T20">####</text:span><text:span text:style-name="T7">######</text:span><text:span text:style-name="T20">####</text:span><text:span text:style-name="T7">######</text:span></text:p>
            <text:p text:style-name="P26"><text:s text:c="5"/>###<text:span text:style-name="T20">####</text:span>######<text:span text:style-name="T20">####</text:span>###</text:p>
            <text:p text:style-name="P25"><text:span text:style-name="T10"><text:s text:c="5"/>##</text:span><text:span text:style-name="T19">######</text:span><text:span text:style-name="T10">####</text:span><text:span text:style-name="T19">######</text:span><text:span text:style-name="T10">##</text:span></text:p>
            <text:p text:style-name="P25"><text:span text:style-name="T10"><text:s text:c="5"/>##</text:span><text:span text:style-name="T19">######</text:span><text:span text:style-name="T10">####</text:span><text:span text:style-name="T19">######</text:span><text:span text:style-name="T10">##</text:span></text:p>
            <text:p text:style-name="P24"><text:span text:style-name="T6"><text:s text:c="5"/>##</text:span><text:span text:style-name="T2">##</text:span><text:span text:style-name="T19">#</text:span><text:span text:style-name="T7">#</text:span>##<text:span text:style-name="T6">####</text:span><text:span text:style-name="T2">##</text:span><text:span text:style-name="T19">#</text:span><text:span text:style-name="T7">#</text:span>##<text:span text:style-name="T6">##</text:span></text:p>
            <text:p text:style-name="P24"><text:span text:style-name="T14"><text:s text:c="5"/>###</text:span><text:span text:style-name="T2">##</text:span>##<text:span text:style-name="T14">######</text:span><text:span text:style-name="T15">##</text:span><text:span text:style-name="T16">##</text:span><text:span text:style-name="T14">###</text:span></text:p>
            <text:p text:style-name="P24"><text:span text:style-name="T14"><text:s text:c="5"/>##</text:span><text:span text:style-name="T2">###</text:span>###<text:span text:style-name="T14">####</text:span><text:span text:style-name="T15">###</text:span><text:span text:style-name="T16">###</text:span><text:span text:style-name="T14">##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8"><text:s text:c="15"/><text:span text:style-name="T2">0 <text:s text:c="3"/>1 <text:s text:c="3"/>2 <text:s text:c="4"/>3 <text:s text:c="2"/>4 <text:s text:c="3"/>5</text:span></text:p>
      <text:p text:style-name="P29">39x39: 45 41 45 32 31 42 <text:s/><text:span text:style-name="T2">(</text:span><text:span text:style-name="T8">8</text:span><text:span text:style-name="T2"> * </text:span><text:span text:style-name="T8">10x10</text:span><text:span text:style-name="T2">)</text:span></text:p>
      <text:p text:style-name="P30">39x39: <text:span text:style-name="T8">13</text:span> <text:span text:style-name="T8">09</text:span> 45 <text:span text:style-name="T2">00</text:span> <text:span text:style-name="T8">15</text:span> <text:span text:style-name="T8">42</text:span><text:span text:style-name="T2"> <text:s/></text:span><text:span text:style-name="T8">(6 * 3*7)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egreya" svg:font-family="Alegreya"/>
    <style:font-face style:name="Liberation Mono" svg:font-family="'Liberation Mono'" style:font-family-generic="modern" style:font-pitch="fixed"/>
    <style:font-face style:name="Libertinus Serif:dlig" svg:font-family="'Libertinus Serif:dlig'" style:font-family-generic="roman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tinus Serif:dlig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:dlig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egreya" fo:font-family="Alegreya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tinus Serif:dlig" fo:font-family="'Libertinus Serif:dlig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tinus Serif:dlig" fo:font-family="'Libertinus Serif:dlig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tinus Serif:dlig" fo:font-family="'Libertinus Serif:dlig'" style:font-family-generic="roman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Zoltán Tasnádi</meta:initial-creator>
    <meta:creation-date>2025-12-11T13:22:42.651309782</meta:creation-date>
    <dc:date>2025-12-13T13:29:27.266934395</dc:date>
    <dc:creator>Zoltán Tasnádi</dc:creator>
    <meta:editing-duration>PT34M20S</meta:editing-duration>
    <meta:editing-cycles>3</meta:editing-cycles>
    <meta:generator>LibreOffice/25.2.7.2$Linux_X86_64 LibreOffice_project/520$Build-2</meta:generator>
    <meta:document-statistic meta:table-count="3" meta:image-count="0" meta:object-count="0" meta:page-count="3" meta:paragraph-count="260" meta:word-count="308" meta:character-count="1688" meta:non-whitespace-character-count="1578"/>
  </office:meta>
</office:document-meta>
</file>